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8cm"/>
    </style:style>
    <style:style style:name="co3" style:family="table-column">
      <style:table-column-properties fo:break-before="auto" style:column-width="2.5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SSUE</text:p>
          </table:table-cell>
          <table:table-cell office:value-type="string">
            <text:p>DESCRIPTION</text:p>
          </table:table-cell>
          <table:table-cell office:value-type="string">
            <text:p>SOLUTION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ProfileImage</text:p>
          </table:table-cell>
          <table:table-cell office:value-type="string">
            <text:p>On User Reg is Profile Img mandatory?</text:p>
          </table:table-cell>
          <table:table-cell office:value-type="string">
            <text:p>Check and Fix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mailtoError</text:p>
          </table:table-cell>
          <table:table-cell office:value-type="string">
            <text:p>mailto:localhost/AccessConfirm.xhtml?id=user5@gdf.user</text:p>
          </table:table-cell>
          <table:table-cell office:value-type="string">
            <text:p>remove mailto: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Logout</text:p>
          </table:table-cell>
          <table:table-cell office:value-type="string">
            <text:p>Not working</text:p>
          </table:table-cell>
          <table:table-cell office:value-type="string">
            <text:p>Fix It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5/11/2021</text:date>, <text:time>23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22:28:10</meta:creation-date>
    <meta:generator>OpenOffice/4.1.7$Unix OpenOffice.org_project/417m1$Build-9800</meta:generator>
    <dc:date>2021-11-05T23:15:50</dc:date>
    <dc:creator>Satinder Singh</dc:creator>
    <meta:editing-duration>PT47M41S</meta:editing-duration>
    <meta:editing-cycles>6</meta:editing-cycles>
    <meta:document-statistic meta:table-count="3" meta:cell-count="20" meta:object-count="0"/>
  </office:meta>
</office:document-meta>
</file>